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weight="bold" officeooo:rsid="001cf20d" officeooo:paragraph-rsid="001cf20d"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00%" fo:text-align="center" style:justify-single-word="false">
        <style:tab-stops/>
      </style:paragraph-properties>
      <style:text-properties fo:color="#000000" style:font-name="Cabrion" fo:font-size="12pt" fo:font-weight="normal" officeooo:rsid="000eb1d1" officeooo:paragraph-rsid="00214c1f"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fo:font-weight="normal" officeooo:rsid="000eb1d1" officeooo:paragraph-rsid="00214c1f"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00%" fo:text-align="start" style:justify-single-word="false">
        <style:tab-stops/>
      </style:paragraph-properties>
      <style:text-properties fo:color="#000000" style:font-name="Cabrion" fo:font-size="12pt" style:text-underline-style="none" fo:font-weight="bold" officeooo:rsid="001cf20d" officeooo:paragraph-rsid="001cf20d" style:font-size-asian="12pt" style:font-weight-asian="bold" style:font-size-complex="12pt" style:font-weight-complex="bold"/>
    </style:style>
    <style:style style:name="P6"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1cf20d" officeooo:paragraph-rsid="001cf20d" style:font-size-asian="12pt" style:font-weight-asian="bold" style:font-size-complex="12pt" style:font-weight-complex="bold"/>
    </style:style>
    <style:style style:name="P7" style:family="paragraph" style:parent-style-name="Standard">
      <style:paragraph-properties fo:margin-top="0cm" fo:margin-bottom="0cm" loext:contextual-spacing="false" fo:line-height="100%" fo:text-align="center" style:justify-single-word="false">
        <style:tab-stops/>
      </style:paragraph-properties>
      <style:text-properties fo:color="#333333" style:font-name="Cabrion" fo:font-size="12pt" fo:font-weight="bold" officeooo:rsid="000eb1d1" officeooo:paragraph-rsid="001cf20d"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9" style:family="paragraph" style:parent-style-name="Standard">
      <loext:graphic-properties draw:fill="none" draw:fill-color="#ffffff" draw:opacity="100%"/>
      <style:paragraph-properties fo:margin-top="0cm" fo:margin-bottom="0cm" loext:contextual-spacing="false" fo:line-height="100%" fo:text-align="center" style:justify-single-word="false" fo:background-color="transparent">
        <style:tab-stops/>
      </style:paragraph-properties>
      <style:text-properties fo:color="#333333" style:font-name="Cabrion" fo:font-size="12pt" fo:language="zxx" fo:country="none" style:text-underline-style="none" fo:font-weight="bold" officeooo:rsid="0024c275" officeooo:paragraph-rsid="0024c275" style:font-size-asian="12pt" style:language-asian="zxx" style:country-asian="none" style:font-weight-asian="bold" style:font-size-complex="12pt" style:language-complex="zxx" style:country-complex="none" style:font-weight-complex="bold"/>
    </style:style>
    <style:style style:name="P10" style:family="paragraph" style:parent-style-name="Standard">
      <loext:graphic-properties draw:fill="solid" draw:fill-color="#99ff99" draw:opacity="100%"/>
      <style:paragraph-properties fo:margin-top="0cm" fo:margin-bottom="0.101cm" loext:contextual-spacing="false" fo:line-height="100%" fo:text-align="center" style:justify-single-word="false" fo:background-color="#99ff99">
        <style:tab-stops/>
      </style:paragraph-properties>
      <style:text-properties fo:color="#cc00cc" style:font-name="Cabrion" fo:font-size="18pt" fo:font-weight="bold" officeooo:rsid="001f8d06" officeooo:paragraph-rsid="001cf20d" style:font-size-asian="18pt" style:font-weight-asian="bold" style:font-size-complex="18pt" style:font-weight-complex="bold"/>
    </style:style>
    <style:style style:name="P11" style:family="paragraph" style:parent-style-name="Standard">
      <loext:graphic-properties draw:fill="solid" draw:fill-color="#ffff66" draw:opacity="100%"/>
      <style:paragraph-properties fo:margin-top="0cm" fo:margin-bottom="0.101cm" loext:contextual-spacing="false" fo:line-height="100%" fo:text-align="center" style:justify-single-word="false" fo:background-color="#ffff66">
        <style:tab-stops/>
      </style:paragraph-properties>
      <style:text-properties fo:color="#009900" style:font-name="Cabrion" fo:font-size="18pt" fo:font-weight="bold" officeooo:rsid="00214c1f" officeooo:paragraph-rsid="00214c1f" style:font-size-asian="18pt" style:font-weight-asian="bold" style:font-size-complex="18pt" style:font-weight-complex="bold"/>
    </style:style>
    <style:style style:name="P12" style:family="paragraph" style:parent-style-name="Standard">
      <loext:graphic-properties draw:fill="solid" draw:fill-color="#99ffff" draw:opacity="100%"/>
      <style:paragraph-properties fo:margin-top="0cm" fo:margin-bottom="0.101cm" loext:contextual-spacing="false" fo:line-height="100%" fo:text-align="center" style:justify-single-word="false" fo:background-color="#99ffff">
        <style:tab-stops/>
      </style:paragraph-properties>
      <style:text-properties fo:color="#ff420e" style:font-name="Cabrion" fo:font-size="18pt" fo:font-weight="bold" officeooo:rsid="001cf20d" officeooo:paragraph-rsid="001cf20d" style:font-size-asian="18pt" style:font-weight-asian="bold" style:font-size-complex="18pt" style:font-weight-complex="bold"/>
    </style:style>
    <style:style style:name="P13" style:family="paragraph" style:parent-style-name="Standard">
      <loext:graphic-properties draw:fill="solid" draw:fill-color="#ffcc99" draw:opacity="100%"/>
      <style:paragraph-properties fo:margin-top="0cm" fo:margin-bottom="0.101cm" loext:contextual-spacing="false" fo:line-height="100%" fo:text-align="center" style:justify-single-word="false" fo:background-color="#ffcc99">
        <style:tab-stops/>
      </style:paragraph-properties>
      <style:text-properties fo:color="#0066cc" style:font-name="Cabrion" fo:font-size="18pt" fo:font-weight="bold" officeooo:rsid="001e127b" officeooo:paragraph-rsid="001e127b" style:font-size-asian="18pt" style:font-weight-asian="bold" style:font-size-complex="18pt" style:font-weight-complex="bold"/>
    </style:style>
    <style:style style:name="P14" style:family="paragraph" style:parent-style-name="Standard">
      <loext:graphic-properties draw:fill="solid" draw:fill-color="#cfe7f5" draw:opacity="100%"/>
      <style:paragraph-properties fo:margin-top="0cm" fo:margin-bottom="0.101cm" loext:contextual-spacing="false" fo:line-height="100%" fo:text-align="center" style:justify-single-word="false" fo:background-color="#cfe7f5">
        <style:tab-stops/>
      </style:paragraph-properties>
      <style:text-properties fo:color="#996600" style:font-name="Cabrion" fo:font-size="18pt" fo:font-weight="bold" officeooo:rsid="0020a1da" officeooo:paragraph-rsid="0020a1da" style:font-size-asian="18pt" style:font-weight-asian="bold" style:font-size-complex="18pt" style:font-weight-complex="bold"/>
    </style:style>
    <style:style style:name="P15" style:family="paragraph" style:parent-style-name="Standard">
      <loext:graphic-properties draw:fill="solid" draw:fill-color="#ccffcc" draw:opacity="100%"/>
      <style:paragraph-properties fo:margin-top="0cm" fo:margin-bottom="0.101cm" loext:contextual-spacing="false" fo:line-height="100%" fo:text-align="center" style:justify-single-word="false" fo:background-color="#ccffcc">
        <style:tab-stops/>
      </style:paragraph-properties>
      <style:text-properties fo:color="#7e0021" style:font-name="Cabrion" fo:font-size="18pt" fo:font-weight="bold" officeooo:rsid="0020a1da" officeooo:paragraph-rsid="0020a1da" style:font-size-asian="18pt" style:font-weight-asian="bold" style:font-size-complex="18pt" style:font-weight-complex="bold"/>
    </style:style>
    <style:style style:name="P16" style:family="paragraph" style:parent-style-name="Standard">
      <loext:graphic-properties draw:fill="solid" draw:fill-color="#ffff99" draw:opacity="100%"/>
      <style:paragraph-properties fo:margin-top="0cm" fo:margin-bottom="0.101cm" loext:contextual-spacing="false" fo:line-height="100%" fo:text-align="center" style:justify-single-word="false" fo:background-color="#ffff99">
        <style:tab-stops/>
      </style:paragraph-properties>
      <style:text-properties fo:color="#c5000b" style:font-name="Cabrion" fo:font-size="18pt" fo:font-weight="bold" officeooo:rsid="001e127b" officeooo:paragraph-rsid="001e127b" style:font-size-asian="18pt" style:font-weight-asian="bold" style:font-size-complex="18pt" style:font-weight-complex="bold"/>
    </style:style>
    <style:style style:name="P17" style:family="paragraph" style:parent-style-name="Standard">
      <loext:graphic-properties draw:fill="solid" draw:fill-color="#ffcccc" draw:opacity="100%"/>
      <style:paragraph-properties fo:margin-top="0cm" fo:margin-bottom="0.101cm" loext:contextual-spacing="false" fo:line-height="100%" fo:text-align="center" style:justify-single-word="false" fo:background-color="#ffcccc">
        <style:tab-stops/>
      </style:paragraph-properties>
      <style:text-properties fo:color="#6600ff" style:font-name="Cabrion" fo:font-size="18pt" style:text-underline-style="none" fo:font-weight="bold" officeooo:rsid="00258fee" officeooo:paragraph-rsid="00258fee" style:font-size-asian="18pt" style:font-weight-asian="bold" style:font-size-complex="18pt" style:font-weight-complex="bold"/>
    </style:style>
    <style:style style:name="P18"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1e127b" style:font-size-asian="12pt" style:font-weight-asian="bold" style:font-size-complex="12pt" style:font-weight-complex="bold"/>
    </style:style>
    <style:style style:name="P19" style:family="paragraph" style:parent-style-name="Text_20_body">
      <style:paragraph-properties fo:margin-top="0cm" fo:margin-bottom="0cm" loext:contextual-spacing="false" fo:line-height="100%" fo:text-align="start" style:justify-single-word="false"/>
      <style:text-properties fo:color="#000000" style:font-name="Cabrion" fo:font-size="12pt" fo:font-weight="bold" officeooo:rsid="0020a1da" officeooo:paragraph-rsid="0020a1da" style:font-size-asian="12pt" style:font-weight-asian="bold" style:font-size-complex="12pt" style:font-weight-complex="bold"/>
    </style:style>
    <style:style style:name="P20" style:family="paragraph" style:parent-style-name="Text_20_body" style:list-style-name="L64">
      <style:paragraph-properties fo:margin-top="0cm" fo:margin-bottom="0cm" loext:contextual-spacing="false" fo:line-height="100%" fo:text-align="start" style:justify-single-word="false">
        <style:tab-stops/>
      </style:paragraph-properties>
      <style:text-properties fo:color="#333333" style:font-name="Cabrion" fo:font-size="12pt" fo:font-weight="bold" officeooo:rsid="001e127b" officeooo:paragraph-rsid="001e127b" style:font-size-asian="12pt" style:font-weight-asian="bold" style:font-size-complex="12pt" style:font-weight-complex="bold"/>
    </style:style>
    <style:style style:name="P21" style:family="paragraph" style:parent-style-name="Text_20_body" style:list-style-name="L64">
      <style:paragraph-properties fo:margin-top="0cm" fo:margin-bottom="0cm" loext:contextual-spacing="false" fo:line-height="100%" fo:text-align="start" style:justify-single-word="false"/>
      <style:text-properties fo:color="#333333" style:font-name="Cabrion" fo:font-size="12pt" fo:font-weight="bold" officeooo:rsid="001e127b" style:font-size-asian="12pt" style:font-weight-asian="bold" style:font-size-complex="12pt" style:font-weight-complex="bold"/>
    </style:style>
    <style:style style:name="P22" style:family="paragraph" style:parent-style-name="Text_20_body" style:list-style-name="L64">
      <style:paragraph-properties fo:margin-top="0cm" fo:margin-bottom="0cm" loext:contextual-spacing="false" fo:line-height="100%" fo:text-align="start" style:justify-single-word="false"/>
      <style:text-properties fo:color="#333333" style:font-name="Cabrion" fo:font-size="12pt" fo:font-weight="bold" officeooo:rsid="001e127b" officeooo:paragraph-rsid="00214c1f"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00%" fo:text-align="center" style:justify-single-word="false"/>
      <style:text-properties fo:color="#333333" style:font-name="Cabrion" fo:font-size="12pt" fo:font-weight="bold" officeooo:rsid="0020a1da" officeooo:paragraph-rsid="0020a1da"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officeooo:rsid="001f8d06"/>
    </style:style>
    <style:style style:name="T3" style:family="text">
      <style:text-properties fo:background-color="transparent" loext:char-shading-value="0"/>
    </style:style>
    <style:style style:name="T4" style:family="text">
      <style:text-properties officeooo:rsid="002002ee"/>
    </style:style>
    <style:style style:name="T5" style:family="text">
      <style:text-properties fo:font-style="normal" officeooo:rsid="002002ee" style:font-style-asian="normal" style:font-style-complex="normal"/>
    </style:style>
    <style:style style:name="T6" style:family="text">
      <style:text-properties fo:font-style="normal" officeooo:rsid="0022d5f7" style:font-style-asian="normal" style:font-style-complex="normal"/>
    </style:style>
    <style:style style:name="T7" style:family="text">
      <style:text-properties officeooo:rsid="00214c1f"/>
    </style:style>
    <style:style style:name="T8" style:family="text">
      <style:text-properties fo:color="#333333"/>
    </style:style>
    <style:style style:name="T9" style:family="text">
      <style:text-properties fo:color="#333333" fo:font-weight="bold" style:font-weight-asian="bold" style:font-weight-complex="bold"/>
    </style:style>
    <style:style style:name="T10" style:family="text">
      <style:text-properties fo:color="#333333" style:text-underline-style="solid" style:text-underline-width="auto" style:text-underline-color="font-color"/>
    </style:style>
    <style:style style:name="T11" style:family="text">
      <style:text-properties fo:color="#333333" style:text-underline-style="solid" style:text-underline-width="auto" style:text-underline-color="font-color" fo:font-weight="bold" style:font-weight-asian="bold" style:font-weight-complex="bold"/>
    </style:style>
    <style:style style:name="T12" style:family="text">
      <style:text-properties fo:color="#333333" officeooo:rsid="001e127b"/>
    </style:style>
    <style:style style:name="T13" style:family="text">
      <style:text-properties fo:color="#333333" officeooo:rsid="0022d5f7"/>
    </style:style>
    <style:style style:name="T14" style:family="text">
      <style:text-properties officeooo:rsid="0022d5f7"/>
    </style:style>
    <style:style style:name="T15" style:family="text">
      <style:text-properties officeooo:rsid="0024c275"/>
    </style:style>
    <style:style style:name="T16" style:family="text">
      <style:text-properties officeooo:rsid="00253294"/>
    </style:style>
    <style:style style:name="T17" style:family="text">
      <style:text-properties officeooo:rsid="00258fe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text:line-break/>STRATEGIES DE GRÈVE<text:line-break/></text:span></text:p>
      <text:p text:style-name="P3"><text:span text:style-name="T9">plus d'infos sur </text:span><text:a xlink:type="simple" xlink:href="https://greve2loyers.github.io/" text:style-name="Internet_20_link" text:visited-style-name="Visited_20_Internet_20_Link"><text:span text:style-name="T11">https://greve2loyers.github.io</text:span></text:a></text:p>
      <text:p text:style-name="P4"><text:span text:style-name="T1"/></text:p>
      <text:p text:style-name="P11">REGROUPEMENT ET COORDINATION</text:p>
      <text:p text:style-name="P7">Le plus important est de s’organiser en groupes ! La grève se fait entre vous et vos proprios, mais si vous parvenez à vous regrouper avec les autres locatrice.aires ayant les même proprios vous serez plus fort.es ! Faites du porte à porte <text:span text:style-name="T15">dans votre immeuble</text:span>, distribuez des tracts où vous expliquez votre situation et <text:span text:style-name="T2">où vous </text:span>proposez d<text:span text:style-name="T15">e se regrouper</text:span>, <text:span text:style-name="T2">prévoyez</text:span> une réunion pour s’organiser. <text:span text:style-name="T7">Organisez-vous par mail, ou sur telegram, ou signal, pour communiquer plus facilement</text:span></text:p>
      <text:p text:style-name="P2"/>
      <text:p text:style-name="P12">ÉCRIRE À SES PROPRIOS</text:p>
      <text:p text:style-name="P6"><text:span text:style-name="T15">que vous fassiez grève </text:span>seul.es ou à plusieurs, écrivez une lettre à vos proprios pour leur expliquer que vous ne payez pas, et leur proposer des solutions ou vos revendications, <text:span text:style-name="T16">suivant votre stratégie</text:span> <text:span text:style-name="T5">(voir des modèles de lettre sur le site indiqué en </text:span><text:span text:style-name="T6">haut</text:span><text:span text:style-name="T5">)</text:span></text:p>
      <text:p text:style-name="P2"><text:span text:style-name="T5"/></text:p>
      <text:p text:style-name="P13">CONNAITRE LES RISQUES JURIDIQUES</text:p>
      <text:p text:style-name="P8">renseignez-vous bien sur les risques de ne pas payer ses loyers, dont voici un résumé approximatif <text:span text:style-name="T14">(plus d’infos sur le site indiqué en haut)</text:span> :</text:p>
      <text:list xml:id="list3306991768560810505" text:style-name="L64">
        <text:list-item>
          <text:p text:style-name="P20">au bout de 2 mois : perte des APL + réception d'un "commandement de payer" à vos frais (~100 euros)</text:p>
        </text:list-item>
        <text:list-item>
          <text:p text:style-name="P21">au bout de 4 mois : assignation en justice pour dans 2 mois</text:p>
        </text:list-item>
        <text:list-item>
          <text:p text:style-name="P22">au bout de 6 mois : comparution en justice + résiliation du bail (<text:span text:style-name="T7">à </text:span>priori plus de marche arrière possible vers l'expulsion)</text:p>
        </text:list-item>
        <text:list-item>
          <text:p text:style-name="P22">au bout de 8 mois : expulsion + remboursement des dettes (si vous êtes solvable)</text:p>
        </text:list-item>
      </text:list>
      <text:p text:style-name="P18"/>
      <text:p text:style-name="P14">PAYER UNE PEU</text:p>
      <text:p text:style-name="P23">ce n’est pas toujours compatible avec votre objectif, mais ça peut être une stratégie de payer 10 % de votre loyer, afin de montrer une forme de bonne foi qui peut faciliter les négociations à l’amiable avec vos proprios, et mettre plus de chance de votre côté si vous en venez à une comparution en justice, et aussi ça peut retarder d’un mois la perte de vos APL (que la CAF résilie dès que votre dette dépasse 2 fois votre loyers, donc au bout de deux mois si vous ne payez rien, trois si vous payez un peu)</text:p>
      <text:p text:style-name="P19"/>
      <text:p text:style-name="P15">METTRE L’ARGENT DE COTÉ</text:p>
      <text:p text:style-name="P23">si vous le pouvez, si vous faites la grève par solidarité par exemple, mettez l’argent des loyers de côté, pour être préparé.e si vous devez le<text:span text:style-name="T16">s</text:span> rembourser <text:span text:style-name="T16">plus tard</text:span></text:p>
      <text:p text:style-name="P19"/>
      <text:p text:style-name="P16">TÉMOIGNE<text:span text:style-name="T4">R</text:span></text:p>
      <text:p text:style-name="P1"><text:span text:style-name="T8">fai</text:span><text:span text:style-name="T12">tes</text:span><text:span text:style-name="T8"> parler d</text:span><text:span text:style-name="T12">e votre grève</text:span><text:span text:style-name="T8"> en contactant </text:span><text:span text:style-name="T13">le site indiqué en haut,</text:span><text:span text:style-name="T8"> des médias </text:span><text:span text:style-name="T13">(dont une liste soutenant la grève est présente sur le site)</text:span><text:span text:style-name="T8">, ou </text:span><text:span text:style-name="T12">le</text:span><text:span text:style-name="T8"> DAL </text:span><text:a xlink:type="simple" xlink:href="https://www.loyersuspendu.org/" text:style-name="Internet_20_link" text:visited-style-name="Visited_20_Internet_20_Link"><text:span text:style-name="T10">https://www.loyersuspendu.org</text:span></text:a></text:p>
      <text:p text:style-name="P5"><text:span text:style-name="T8"/></text:p>
      <text:p text:style-name="P17">ÉCHELONNEMENT DE LA DETTE</text:p>
      <text:p text:style-name="P9"><text:span text:style-name="T17">attention à cette proposition de solution, souvent envisagée par les proprios, elle peut vous plonger encore plus dans les difficultés financières puisque vous devrez rembourser chaque moi votre dette en plus de payer le lo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0.55cm" fo:margin-left="0.55cm" fo:margin-right="0.55cm" fo:border="4pt double-thin #9933ff" style:border-line-width="0.018cm 0.106cm 0.018cm" fo:padding="0.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6:37:41.824932718</meta:creation-date>
    <dc:date>2020-06-10T19:27:22.775340598</dc:date>
    <meta:editing-duration>PT18M46S</meta:editing-duration>
    <meta:editing-cycles>5</meta:editing-cycles>
    <meta:generator>LibreOffice/5.1.6.2$Linux_X86_64 LibreOffice_project/10m0$Build-2</meta:generator>
    <meta:document-statistic meta:table-count="0" meta:image-count="0" meta:object-count="0" meta:page-count="1" meta:paragraph-count="20" meta:word-count="442" meta:character-count="2544" meta:non-whitespace-character-count="2124"/>
  </office:meta>
</office:document-meta>
</file>